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ressionHelper.asString( Expression expression , MessageExchange exchange , NormalizedMessage message , String default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pressionHelper.Expression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